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ce5" officeooo:paragraph-rsid="001f2c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22:32:25.793527399</meta:creation-date>
    <dc:date>2020-11-13T22:32:53.304812497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6.4.6.2$Linux_X86_64 LibreOffice_project/40$Build-2</meta:generator>
  </office:meta>
</office:document-meta>
</file>